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bf93b" officeooo:paragraph-rsid="001bf93b"/>
    </style:style>
    <style:style style:name="P2" style:family="paragraph" style:parent-style-name="Text_20_body">
      <style:paragraph-properties fo:text-align="justify" style:justify-single-word="false"/>
      <style:text-properties officeooo:rsid="001d097f" officeooo:paragraph-rsid="001d097f"/>
    </style:style>
    <style:style style:name="P3" style:family="paragraph" style:parent-style-name="Text_20_body">
      <style:paragraph-properties fo:text-align="justify" style:justify-single-word="false"/>
      <style:text-properties officeooo:rsid="002e6e2f" officeooo:paragraph-rsid="0030a1f1"/>
    </style:style>
    <style:style style:name="P4" style:family="paragraph" style:parent-style-name="Text_20_body">
      <style:paragraph-properties fo:text-align="justify" style:justify-single-word="false"/>
      <style:text-properties officeooo:rsid="0036a7bb" officeooo:paragraph-rsid="0036a7bb"/>
    </style:style>
    <style:style style:name="P5" style:family="paragraph" style:parent-style-name="Text_20_body">
      <style:paragraph-properties fo:text-align="justify" style:justify-single-word="false"/>
      <style:text-properties officeooo:rsid="003f3b54" officeooo:paragraph-rsid="003f3b54"/>
    </style:style>
    <style:style style:name="P6" style:family="paragraph" style:parent-style-name="Text_20_body">
      <style:paragraph-properties fo:text-align="justify" style:justify-single-word="false"/>
      <style:text-properties officeooo:rsid="00435f0e" officeooo:paragraph-rsid="004a4a5a"/>
    </style:style>
    <style:style style:name="P7" style:family="paragraph" style:parent-style-name="Text_20_body">
      <style:paragraph-properties fo:text-align="justify" style:justify-single-word="false"/>
      <style:text-properties officeooo:rsid="0043d9cf" officeooo:paragraph-rsid="004a4a5a"/>
    </style:style>
    <style:style style:name="P8" style:family="paragraph" style:parent-style-name="Text_20_body">
      <style:paragraph-properties fo:text-align="justify" style:justify-single-word="false"/>
      <style:text-properties officeooo:rsid="005c9f23" officeooo:paragraph-rsid="005c9f23"/>
    </style:style>
    <style:style style:name="P9" style:family="paragraph" style:parent-style-name="Text_20_body">
      <style:paragraph-properties fo:text-align="justify" style:justify-single-word="false"/>
      <style:text-properties officeooo:rsid="005ef20d" officeooo:paragraph-rsid="005ef20d"/>
    </style:style>
    <style:style style:name="P10" style:family="paragraph" style:parent-style-name="Title">
      <style:text-properties officeooo:rsid="001782c9" officeooo:paragraph-rsid="001782c9"/>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text-properties officeooo:rsid="001b0bc8" officeooo:paragraph-rsid="001b0bc8"/>
    </style:style>
    <style:style style:name="P16" style:family="paragraph" style:parent-style-name="Heading_20_2">
      <style:text-properties officeooo:rsid="007bbb7c" officeooo:paragraph-rsid="007bbb7c"/>
    </style:style>
    <style:style style:name="P17" style:family="paragraph" style:parent-style-name="Text_20_body" style:list-style-name="L1">
      <style:paragraph-properties fo:text-align="justify" style:justify-single-word="false"/>
      <style:text-properties fo:font-style="normal" officeooo:rsid="004086fd" officeooo:paragraph-rsid="004086fd" style:font-style-asian="normal" style:font-style-complex="normal"/>
    </style:style>
    <style:style style:name="P18" style:family="paragraph" style:parent-style-name="Text_20_body">
      <style:paragraph-properties fo:text-align="justify" style:justify-single-word="false"/>
      <style:text-properties fo:font-style="normal" officeooo:rsid="0020c3b8" officeooo:paragraph-rsid="0081d782" style:font-style-asian="normal" style:font-style-complex="normal"/>
    </style:style>
    <style:style style:name="P19" style:family="paragraph" style:parent-style-name="Text_20_body" style:list-style-name="L1">
      <style:paragraph-properties fo:text-align="justify" style:justify-single-word="false"/>
      <style:text-properties officeooo:rsid="004086fd" officeooo:paragraph-rsid="004086fd"/>
    </style:style>
    <style:style style:name="P20" style:family="paragraph" style:parent-style-name="Text_20_body" style:list-style-name="L2">
      <style:paragraph-properties fo:text-align="justify" style:justify-single-word="false"/>
      <style:text-properties officeooo:rsid="0043d9cf" officeooo:paragraph-rsid="0043d9cf"/>
    </style:style>
    <style:style style:name="P21" style:family="paragraph" style:parent-style-name="Text_20_body" style:list-style-name="L3">
      <style:paragraph-properties fo:text-align="justify" style:justify-single-word="false"/>
      <style:text-properties officeooo:rsid="005ef20d" officeooo:paragraph-rsid="005ef20d"/>
    </style:style>
    <style:style style:name="P22" style:family="paragraph" style:parent-style-name="Text_20_body" style:list-style-name="L3">
      <style:paragraph-properties fo:text-align="justify" style:justify-single-word="false"/>
      <style:text-properties officeooo:rsid="00607d83" officeooo:paragraph-rsid="00607d83"/>
    </style:style>
    <style:style style:name="P23" style:family="paragraph" style:parent-style-name="Text_20_body" style:list-style-name="L3">
      <style:paragraph-properties fo:text-align="justify" style:justify-single-word="false"/>
      <style:text-properties officeooo:rsid="006248c7" officeooo:paragraph-rsid="006248c7"/>
    </style:style>
    <style:style style:name="P24" style:family="paragraph" style:parent-style-name="Text_20_body" style:list-style-name="L3">
      <style:paragraph-properties fo:text-align="justify" style:justify-single-word="false"/>
      <style:text-properties officeooo:rsid="006357d6" officeooo:paragraph-rsid="006357d6"/>
    </style:style>
    <style:style style:name="P25" style:family="paragraph" style:parent-style-name="Text_20_body" style:list-style-name="L3">
      <style:paragraph-properties fo:text-align="justify" style:justify-single-word="false"/>
      <style:text-properties officeooo:rsid="0067d3c8" officeooo:paragraph-rsid="0067d3c8"/>
    </style:style>
    <style:style style:name="P26" style:family="paragraph" style:parent-style-name="Text_20_body" style:list-style-name="L3">
      <style:paragraph-properties fo:text-align="justify" style:justify-single-word="false"/>
      <style:text-properties officeooo:rsid="006b8696" officeooo:paragraph-rsid="006b8696"/>
    </style:style>
    <style:style style:name="P27" style:family="paragraph" style:parent-style-name="Text_20_body">
      <style:paragraph-properties fo:text-align="justify" style:justify-single-word="false"/>
      <style:text-properties officeooo:rsid="005c9f23" officeooo:paragraph-rsid="007598a3"/>
    </style:style>
    <style:style style:name="P28" style:family="paragraph" style:parent-style-name="Text_20_body">
      <style:paragraph-properties fo:text-align="justify" style:justify-single-word="false"/>
      <style:text-properties officeooo:rsid="007bbb7c" officeooo:paragraph-rsid="007bbb7c"/>
    </style:style>
    <style:style style:name="P29" style:family="paragraph" style:parent-style-name="Text_20_body" style:list-style-name="L5">
      <style:paragraph-properties fo:text-align="justify" style:justify-single-word="false"/>
      <style:text-properties officeooo:rsid="007e833a" officeooo:paragraph-rsid="007e833a"/>
    </style:style>
    <style:style style:name="P30" style:family="paragraph" style:parent-style-name="Text_20_body">
      <style:paragraph-properties fo:text-align="justify" style:justify-single-word="false"/>
      <style:text-properties officeooo:rsid="007feb14" officeooo:paragraph-rsid="007feb14"/>
    </style:style>
    <style:style style:name="P31" style:family="paragraph" style:parent-style-name="Text_20_body">
      <style:paragraph-properties fo:text-align="justify" style:justify-single-word="false"/>
      <style:text-properties officeooo:rsid="0032768d" officeooo:paragraph-rsid="0032768d"/>
    </style:style>
    <style:style style:name="P32" style:family="paragraph" style:parent-style-name="Text_20_body">
      <style:paragraph-properties fo:text-align="justify" style:justify-single-word="false"/>
      <style:text-properties officeooo:rsid="0081d782" officeooo:paragraph-rsid="0081d782"/>
    </style:style>
    <style:style style:name="T1" style:family="text">
      <style:text-properties fo:font-style="italic" style:font-style-asian="italic" style:font-style-complex="italic"/>
    </style:style>
    <style:style style:name="T2" style:family="text">
      <style:text-properties fo:font-style="italic" officeooo:rsid="001eed33" style:font-style-asian="italic" style:font-style-complex="italic"/>
    </style:style>
    <style:style style:name="T3" style:family="text">
      <style:text-properties fo:font-style="italic" officeooo:rsid="006bfdd0" style:font-style-asian="italic" style:font-style-complex="italic"/>
    </style:style>
    <style:style style:name="T4" style:family="text">
      <style:text-properties fo:font-style="italic" officeooo:rsid="006c5c80" style:font-style-asian="italic" style:font-style-complex="italic"/>
    </style:style>
    <style:style style:name="T5" style:family="text">
      <style:text-properties fo:font-style="italic" officeooo:rsid="006da162" style:font-style-asian="italic" style:font-style-complex="italic"/>
    </style:style>
    <style:style style:name="T6" style:family="text">
      <style:text-properties fo:font-style="italic" officeooo:rsid="006f3852" style:font-style-asian="italic" style:font-style-complex="italic"/>
    </style:style>
    <style:style style:name="T7" style:family="text">
      <style:text-properties fo:font-style="italic" officeooo:rsid="006f412c" style:font-style-asian="italic" style:font-style-complex="italic"/>
    </style:style>
    <style:style style:name="T8" style:family="text">
      <style:text-properties fo:font-style="italic" officeooo:rsid="00773830" style:font-style-asian="italic" style:font-style-complex="italic"/>
    </style:style>
    <style:style style:name="T9" style:family="text">
      <style:text-properties fo:font-style="italic" officeooo:rsid="00782aea" style:font-style-asian="italic" style:font-style-complex="italic"/>
    </style:style>
    <style:style style:name="T10" style:family="text">
      <style:text-properties fo:font-style="italic" style:text-underline-style="none" officeooo:rsid="006c5c8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eed33" style:font-style-asian="normal" style:font-style-complex="normal"/>
    </style:style>
    <style:style style:name="T13" style:family="text">
      <style:text-properties fo:font-style="normal" officeooo:rsid="004086fd" style:font-style-asian="normal" style:font-style-complex="normal"/>
    </style:style>
    <style:style style:name="T14" style:family="text">
      <style:text-properties fo:font-style="normal" officeooo:rsid="0044513e" style:font-style-asian="normal" style:font-style-complex="normal"/>
    </style:style>
    <style:style style:name="T15" style:family="text">
      <style:text-properties fo:font-style="normal" officeooo:rsid="00773830" style:font-style-asian="normal" style:font-style-complex="normal"/>
    </style:style>
    <style:style style:name="T16" style:family="text">
      <style:text-properties officeooo:rsid="0020c3b8"/>
    </style:style>
    <style:style style:name="T17" style:family="text">
      <style:text-properties officeooo:rsid="0023b547"/>
    </style:style>
    <style:style style:name="T18" style:family="text">
      <style:text-properties officeooo:rsid="00250e9f"/>
    </style:style>
    <style:style style:name="T19" style:family="text">
      <style:text-properties officeooo:rsid="0025a0f7"/>
    </style:style>
    <style:style style:name="T20" style:family="text">
      <style:text-properties officeooo:rsid="0026f6df"/>
    </style:style>
    <style:style style:name="T21" style:family="text">
      <style:text-properties officeooo:rsid="0029ecdd"/>
    </style:style>
    <style:style style:name="T22" style:family="text">
      <style:text-properties officeooo:rsid="00335b32"/>
    </style:style>
    <style:style style:name="T23" style:family="text">
      <style:text-properties officeooo:rsid="0034eed8"/>
    </style:style>
    <style:style style:name="T24" style:family="text">
      <style:text-properties officeooo:rsid="0036b65f"/>
    </style:style>
    <style:style style:name="T25" style:family="text">
      <style:text-properties officeooo:rsid="004724c4"/>
    </style:style>
    <style:style style:name="T26" style:family="text">
      <style:text-properties officeooo:rsid="00491140"/>
    </style:style>
    <style:style style:name="T27" style:family="text">
      <style:text-properties officeooo:rsid="0049846b"/>
    </style:style>
    <style:style style:name="T28" style:family="text">
      <style:text-properties officeooo:rsid="004a4a5a"/>
    </style:style>
    <style:style style:name="T29" style:family="text">
      <style:text-properties officeooo:rsid="004b50bf"/>
    </style:style>
    <style:style style:name="T30" style:family="text">
      <style:text-properties officeooo:rsid="004b6cf5"/>
    </style:style>
    <style:style style:name="T31" style:family="text">
      <style:text-properties officeooo:rsid="005e7e7c"/>
    </style:style>
    <style:style style:name="T32" style:family="text">
      <style:text-properties officeooo:rsid="005ef20d"/>
    </style:style>
    <style:style style:name="T33" style:family="text">
      <style:text-properties officeooo:rsid="00620d39"/>
    </style:style>
    <style:style style:name="T34" style:family="text">
      <style:text-properties officeooo:rsid="006357d6"/>
    </style:style>
    <style:style style:name="T35" style:family="text">
      <style:text-properties officeooo:rsid="00653f33"/>
    </style:style>
    <style:style style:name="T36" style:family="text">
      <style:text-properties officeooo:rsid="00693111"/>
    </style:style>
    <style:style style:name="T37" style:family="text">
      <style:text-properties officeooo:rsid="006bfdd0"/>
    </style:style>
    <style:style style:name="T38" style:family="text">
      <style:text-properties officeooo:rsid="006c5c80"/>
    </style:style>
    <style:style style:name="T39" style:family="text">
      <style:text-properties officeooo:rsid="006da162"/>
    </style:style>
    <style:style style:name="T40" style:family="text">
      <style:text-properties officeooo:rsid="006f3852"/>
    </style:style>
    <style:style style:name="T41" style:family="text">
      <style:text-properties officeooo:rsid="006f412c"/>
    </style:style>
    <style:style style:name="T42" style:family="text">
      <style:text-properties officeooo:rsid="006fefcf"/>
    </style:style>
    <style:style style:name="T43" style:family="text">
      <style:text-properties officeooo:rsid="00706cc8"/>
    </style:style>
    <style:style style:name="T44" style:family="text">
      <style:text-properties officeooo:rsid="00712c87"/>
    </style:style>
    <style:style style:name="T45" style:family="text">
      <style:text-properties officeooo:rsid="00726567"/>
    </style:style>
    <style:style style:name="T46" style:family="text">
      <style:text-properties officeooo:rsid="007464fa"/>
    </style:style>
    <style:style style:name="T47" style:family="text">
      <style:text-properties officeooo:rsid="0074fedf"/>
    </style:style>
    <style:style style:name="T48" style:family="text">
      <style:text-properties officeooo:rsid="007598a3"/>
    </style:style>
    <style:style style:name="T49" style:family="text">
      <style:text-properties officeooo:rsid="00773830"/>
    </style:style>
    <style:style style:name="T50" style:family="text">
      <style:text-properties officeooo:rsid="007ab162"/>
    </style:style>
    <style:style style:name="T51" style:family="text">
      <style:text-properties officeooo:rsid="007e833a"/>
    </style:style>
    <style:style style:name="T52" style:family="text">
      <style:text-properties officeooo:rsid="00814dd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nippet"/>
      </text:sequence-decls>
      <text:p text:style-name="P10">Architettura del sistema e scelte progettual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1"><text:a xlink:type="simple" xlink:href="#__RefHeading___Toc150_1280069638" text:style-name="Index_20_Link" text:visited-style-name="Index_20_Link">Architettura del sistema<text:tab/>1</text:a></text:p>
          <text:p text:style-name="P11"><text:a xlink:type="simple" xlink:href="#__RefHeading___Toc152_1280069638" text:style-name="Index_20_Link" text:visited-style-name="Index_20_Link">Client<text:tab/>1</text:a></text:p>
          <text:p text:style-name="P11"><text:a xlink:type="simple" xlink:href="#__RefHeading___Toc154_1280069638" text:style-name="Index_20_Link" text:visited-style-name="Index_20_Link">Server<text:tab/>1</text:a></text:p>
          <text:p text:style-name="P11"><text:a xlink:type="simple" xlink:href="#__RefHeading___Toc156_1280069638" text:style-name="Index_20_Link" text:visited-style-name="Index_20_Link">Protocolli<text:tab/>2</text:a></text:p>
          <text:p text:style-name="P12"><text:a xlink:type="simple" xlink:href="#__RefHeading___Toc241_3569280701" text:style-name="Index_20_Link" text:visited-style-name="Index_20_Link">GBN<text:tab/>2</text:a></text:p>
          <text:p text:style-name="P12"><text:a xlink:type="simple" xlink:href="#__RefHeading___Toc243_3569280701" text:style-name="Index_20_Link" text:visited-style-name="Index_20_Link">DMProtocol<text:tab/>3</text:a></text:p>
        </text:index-body>
      </text:table-of-content>
      <text:h text:style-name="P15" text:outline-level="1"><text:bookmark-start text:name="__RefHeading___Toc150_1280069638"/>Architettura del sistema<text:bookmark-end text:name="__RefHeading___Toc150_1280069638"/></text:h>
      <text:p text:style-name="P1">Il sistema si presenta con un’architettura distribuita, in cui uno o più Clients possono interagire con un server <text:span text:style-name="T16">in ascolto dietro un indirizzo noto</text:span> per ottenere l’erogazione dei servizi offerti.</text:p>
      <text:p text:style-name="P2">Entrambe le parti (client e server) comunicano scambiandosi messaggi applicativi secondo le regole definite nel DMProtocol (Data Message Protocol). Le specifiche del protocollo e una sua implementazione sono definite nella cartella <text:span text:style-name="T1">src/logic/dm_</text:span><text:span text:style-name="T2">p</text:span><text:span text:style-name="T1">rotocol. </text:span><text:span text:style-name="T12">Tale protocollo utilizza a sua volta un’implementazione del protocollo Go-Back-N </text:span><text:span text:style-name="T14">definita</text:span><text:span text:style-name="T12"> in </text:span><text:span text:style-name="T2">src/logic/gbn</text:span><text:span text:style-name="T12">.</text:span></text:p>
      <text:h text:style-name="Heading_20_1" text:outline-level="1"><text:bookmark-start text:name="__RefHeading___Toc152_1280069638"/>Client<text:bookmark-end text:name="__RefHeading___Toc152_1280069638"/></text:h>
      <text:p text:style-name="P4">Il client è di tipo thin in quanto poca logica è delegato ad esso. Si limita a contattare il server chiedendogli di eseguire determinate operazioni, e di consegnare all’utente il risultato (che sia la stampa a schermo di un’informazione o il salvataggio di un file<text:span text:style-name="T24">), </text:span><text:span text:style-name="T52">oppure di informare l’utente delle cause di eventuali malfunzionamenti nel caso sia impossibile eseguire l’operazione desiderata.</text:span></text:p>
      <text:p text:style-name="P5">Le funzionalità fornite dal client <text:span text:style-name="T13">si limitano a:</text:span></text:p>
      <text:list xml:id="list3806676939" text:style-name="L1">
        <text:list-item>
          <text:p text:style-name="P17">Estrazione dell’operazione desiderata dalla riga di comando insieme ai suoi eventuali argomenti;</text:p>
        </text:list-item>
        <text:list-item>
          <text:p text:style-name="P19"><text:span text:style-name="T11">Esecuzione dell’operazione lato client, ovvero comunicazione con il server ed elaborazione risposta</text:span></text:p>
        </text:list-item>
      </text:list>
      <text:p text:style-name="P18"><text:span text:style-name="T17">Prima </text:span><text:span text:style-name="T18">che un client possa </text:span><text:span text:style-name="T17">richiedere lo svolgimento di una qualsiasi operazione, è necessario </text:span><text:span text:style-name="T19">che invii al server una richiesta di Handshake </text:span><text:span text:style-name="T20">a due vie.</text:span><text:span text:style-name="T19"> Il client potrà inoltrare la sua </text:span><text:span text:style-name="T22">effettiva </text:span><text:span text:style-name="T19">richiesta solo se l’handshake si conclude positivamente, </text:span><text:span text:style-name="T21">in quanto la risposta del server conterrà le informazioni per costruire una richiesta con la garanzia che questa venga processata (non per forza andrà a buon fine)</text:span><text:span text:style-name="T19">.</text:span></text:p>
      <text:h text:style-name="Heading_20_1" text:outline-level="1"><text:bookmark-start text:name="__RefHeading___Toc154_1280069638"/>Server<text:bookmark-end text:name="__RefHeading___Toc154_1280069638"/></text:h>
      <text:p text:style-name="P3">Il server è un programma multiprocesso, in cui un processo padre si occupa di instradare i clients verso una porta dietro cui è in ascolto un processo figlio libero, che avrà il compito di servire <text:soft-page-break/>effettivamente la richiesta. <text:span text:style-name="T23">Tale instradamento è ottenuto fornendo al client le informazioni necessarie in una risposta di handshake.</text:span></text:p>
      <text:p text:style-name="P31">I processi figli del server sono creati tutti in anticipo in un numero prefissato. Ciò permette di evitare l’overhead dovuto all’allocazione del processo mentre il client è in attesa di una risposta, migliorando le prestazioni. Il prezzo da pagare è un uso costante delle risorse, invece che modulato in base al carico.</text:p>
      <text:p text:style-name="P32">Una volta che un figlio riceve una richiesta di svolgimento di un’operazione, esso provvederà ad eseguirla e a contattare il client con l’esito della richiesta, oppure con un messaggio di errore qualora fosse stato impossibile adempierla.</text:p>
      <text:h text:style-name="Heading_20_1" text:outline-level="1"><text:bookmark-start text:name="__RefHeading___Toc156_1280069638"/>Protocolli<text:bookmark-end text:name="__RefHeading___Toc156_1280069638"/></text:h>
      <text:p text:style-name="P6">Sia DMProtocol che GBN sono stati implementati come librerie indipendenti, che espongono le funzionalità essenziali di invio e ricezione di dati (messaggi, files, …). <text:span text:style-name="T25">L’applicazione che intende utilizzare queste implementazioni dei protocolli “vede” solo le funzionalità offerte dal DMProtocol, dunque possiamo considerarlo un protocollo di livello applicativo (livello 5). Ciò implica un oscuramento del protocollo GBN al resto dell’applicazione. </text:span><text:span text:style-name="T27">Possiamo dunque considerarlo, relativamente al contesto del sistema e con un piccolo abuso di terminologia, un protocollo di livello 4.5, per sottolineare come si pone tra il livello dell’applicazione e quello di trasporto (UDP). </text:span></text:p>
      <text:p text:style-name="P7">Ciò è stato fatto per diversi motivi:</text:p>
      <text:list xml:id="list3343212239" text:style-name="L2">
        <text:list-item>
          <text:p text:style-name="P20">I protocolli così implementati possono essere riutilizzati da altre applicazioni <text:span text:style-name="T28">indipendentemente l’uno dall’altro</text:span>;</text:p>
        </text:list-item>
        <text:list-item>
          <text:p text:style-name="P20">È molto facile sostituire l’implementazione corrente <text:span text:style-name="T29">del DMProtocol </text:span>con un’altra <text:span text:style-name="T26">che utilizzi un protocollo diverso dal GBN (ad esempio il Selective Repeat), oppure </text:span><text:span text:style-name="T30">quella corrente del GBN </text:span><text:span text:style-name="T26">con un’altra</text:span>. È sufficiente che la nuova implementazione offra le funzionalità di invio e ricezione di dati, che sono praticamente scontate in ogni protocollo di comunicazione;</text:p>
        </text:list-item>
        <text:list-item>
          <text:p text:style-name="P20">Il carico cognitivo dello sviluppatore che intende utilizzare questi protocolli è molto ridotto, e può concentrarsi sullo scrivere la sua applicazione, aumentando così la produttività.</text:p>
        </text:list-item>
      </text:list>
      <text:h text:style-name="P16" text:outline-level="2"><text:bookmark-start text:name="__RefHeading___Toc241_3569280701"/>GBN<text:bookmark-end text:name="__RefHeading___Toc241_3569280701"/></text:h>
      <text:p text:style-name="P9">Nell’<text:span text:style-name="T50">architettura dell’</text:span>implementazione del protocollo GBN si distinguono diversi protagonisti:</text:p>
      <text:list xml:id="list2606258992" text:style-name="L3">
        <text:list-item>
          <text:p text:style-name="P21">Una Batteria di Lancio <text:span text:style-name="T40">(</text:span><text:span text:style-name="T6">LaunchBattery</text:span><text:span text:style-name="T40">)</text:span>, ovvero una coda ad anello <text:span text:style-name="T41">in cui ogni posto è un <text:s/>Posto di lancio (</text:span><text:span text:style-name="T7">LaunchPad</text:span><text:span text:style-name="T41">) che si comporta come una “fionda”</text:span>, <text:span text:style-name="T41">dove è possibile caricare i pacchetti da inviare</text:span> e <text:span text:style-name="T41">mantenere </text:span>dei metadati utili al loro invio (<text:span text:style-name="T42">lo</text:span> stato, il numero di lanci, …);</text:p>
        </text:list-item>
        <text:list-item>
          <text:p text:style-name="P22">Un thread Lanciatore <text:span text:style-name="T39">(</text:span><text:span text:style-name="T5">Launcher</text:span><text:span text:style-name="T39">)</text:span>, che si occupa di inviare i pacchetti nuovi <text:span text:style-name="T43">nella finestra di invio </text:span><text:span text:style-name="T44">e aggiornarla</text:span>, ritrasmettere pacchetti in caso di timeout, ascoltare gli ACK dei pacchetti in volo<text:span text:style-name="T33">;</text:span></text:p>
        </text:list-item>
        <text:list-item>
          <text:p text:style-name="P23">Un <text:span text:style-name="T34">Campionatore della Rete </text:span><text:span text:style-name="T38">(</text:span><text:span text:style-name="T4">NetworkSampler</text:span><text:span text:style-name="T38">)</text:span>, che tiene traccia delle misurazioni delle prestazioni di rete effettuando delle stime in funzione dei campioni che gli vengono forniti. <text:soft-page-break/><text:span text:style-name="T49">Queste prestazioni possono essere utilizzate per costruire Sveglie (</text:span><text:span text:style-name="T9">T</text:span><text:span text:style-name="T8">imer) </text:span><text:span text:style-name="T15">con un timeout adeguato alle prestazioni della rete, usate dal Lanciatore per decidere quando ritrasmettere un pacchetto</text:span>;</text:p>
        </text:list-item>
        <text:list-item>
          <text:p text:style-name="P24">Una <text:span text:style-name="T35">Tabella di Riordino </text:span><text:span text:style-name="T38">(</text:span><text:span text:style-name="T10">SortingTable</text:span><text:span text:style-name="T38">)</text:span><text:span text:style-name="T35">, che tiene traccia di tutte le informazioni associate a un messaggio da inviare;</text:span></text:p>
        </text:list-item>
        <text:list-item>
          <text:p text:style-name="P25">Un Catturatore <text:span text:style-name="T37">(C</text:span><text:span text:style-name="T3">atcher)</text:span>, che offre gli strumenti al chiamante dei suoi servizi per ricevere <text:span text:style-name="T36">un messaggio, catturando tutti i pacchetti ad esso associati e ricostruendo il messaggio originale prima di consegnarlo al chiamante;</text:span></text:p>
        </text:list-item>
        <text:list-item>
          <text:p text:style-name="P26">Un Sabotatore <text:span text:style-name="T11">(</text:span><text:span text:style-name="T1">Jammer)</text:span>, <text:span text:style-name="T41">che simula gli eventi di perdita di pacchetti in rete “inceppando” </text:span><text:span text:style-name="T45">il <text:s/>posto di lancio secondo un tasso di perdita costante.</text:span></text:p>
        </text:list-item>
      </text:list>
      <text:p text:style-name="P8"/>
      <text:p text:style-name="P27">Il protocollo GBN offre come funzionalità l’invio e la ricezione di dati. I dati da inviare sono suddivisi in pacchetti di capacità massima prefissata che verranno aggiunti <text:span text:style-name="T46">alla batteria</text:span>. <text:span text:style-name="T47">In seguito, il thread lanciatore è notificato dell’eventuale presenza di nuovi pacchetti nella finestra di invio</text:span><text:span text:style-name="T31">. </text:span><text:span text:style-name="T32">Se questo è il caso, il Lanciatore provvederà dunque ad inviare tutti i pacchetti nella finestra di invio, e si porrà in ascolto di ACK, </text:span><text:span text:style-name="T47">comportandosi come descritto dal protocollo GBN. </text:span><text:span text:style-name="T48">Durante la ricezione dei dati, un chiamante può utilizzare il Catturatore per poter raccogliere i pacchetti in volo in ordine e ricostruire il messaggio originale, che verrà infine consegnato al chiamante.</text:span></text:p>
      <text:h text:style-name="P16" text:outline-level="2"><text:bookmark-start text:name="__RefHeading___Toc243_3569280701"/>DMProtocol<text:bookmark-end text:name="__RefHeading___Toc243_3569280701"/></text:h>
      <text:p text:style-name="P28">Il DMProtocol raffina le funzionalità fornite dal GBN offrendo degli strumenti che meglio si adattano al dominio del problema. <text:span text:style-name="T51">Esso descrive la struttura di un messaggio che specifica, tra le altre cose:</text:span></text:p>
      <text:list xml:id="list22139532" text:style-name="L5">
        <text:list-item>
          <text:p text:style-name="P29">L’operazione oggetto del messaggio;</text:p>
        </text:list-item>
        <text:list-item>
          <text:p text:style-name="P29">Se l’operazione è andata a buon fine oppure no;</text:p>
        </text:list-item>
        <text:list-item>
          <text:p text:style-name="P29">Dei dati aggiuntivi (<text:span text:style-name="T1">Payload), </text:span><text:span text:style-name="T11">che assumono un significato diverso a seconda che il messaggio sia una richiesta del Client, una risposta del Server, un messaggio di errore …</text:span></text:p>
        </text:list-item>
      </text:list>
      <text:p text:style-name="P30"><text:span text:style-name="T11">Inoltre, è possibile inviare e ricevere interi file.</text:span></text:p>
      <text:p text:style-name="P30"><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nippet" style:family="paragraph" style:parent-style-name="Caption"/>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8:35:31.364014632</meta:creation-date>
    <dc:date>2021-10-13T19:36:16.277019529</dc:date>
    <meta:editing-duration>PT3H47M37S</meta:editing-duration>
    <meta:editing-cycles>111</meta:editing-cycles>
    <meta:generator>LibreOffice/7.0.6.2$Linux_X86_64 LibreOffice_project/00$Build-2</meta:generator>
    <meta:document-statistic meta:table-count="0" meta:image-count="0" meta:object-count="0" meta:page-count="3" meta:paragraph-count="42" meta:word-count="1013" meta:character-count="6733" meta:non-whitespace-character-count="5773"/>
  </office:meta>
</office:document-meta>
</file>